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style>
    <style:style style:name="T1" style:family="text">
      <style:text-properties style:font-name="Liberation Serif1"/>
    </style:style>
    <style:style style:name="T2"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o determine the minimum potential energy as a function of N, we fit the data for known values of N and potential energy (obtained from Wikipedia, but partially verified by simulation approaching the stated minima) to a quadratic curve, which had a correlation coefficient differing from unity by less than one part in ten billion for the available N, ranging from 2 to 470.</text:p>
      <text:p text:style-name="Standard"><text:tab/>This curve was of the form 6.3594969640041382E-02 * sqrt(N) – 5.5213813866389005E-01 * N^1.5 + 4.9998893897252450E-01 * N^2, with potential energy being calculated as <text:span text:style-name="T1">Σ</text:span><text:span text:style-name="T2">1/|r| for all unique pairs of nodes. <text:s/>From this, the tolerance could be calculated dynamically with N, and defined as some constant proportion above the minimum, rather than a constant amount.</text:span></text:p>
      <text:p text:style-name="P1"><text:tab/>Additionally, the parameters to the gradient descent were varied with N. <text:s/>The gamma parameter, which acted as a force constant, was set to scale as 1/N^1.5. <text:s/>There were two sources contributing to the need for this variation: first, the average force was expected to scale with N, as the number of points within a given area (and therefore within a given distance) was thought to scale with N. <text:s/>Second, the surface area per node would scale with 1/N, so the linear spacing between nodes would scale with 1/sqrt(N), and as the distance each node would need to move decreased, the force constant decreased accordingly. <text:s/>These two terms combined to vary gamma with 1/N^1.5.</text:p>
      <text:p text:style-name="P1"><text:tab/>The tolerance, which was based on the minimum potential energy as well as the expected change in the minimum potential energy due to the addition of a node, was scaled with sqrt(N), as this was found experimentally to be a modest compromise between fit and runtime. <text:s/>It was still superior to the previous solution of basing the tolerance solely on the minimum potential energy, which scaled with N^2; the current solution scales with N^1.5, providing a tighter tolerance.</text:p>
      <text:p text:style-name="P1"><text:tab/>For values of N below a given threshold (16 at the time of this writing), the tolerance is disabled entirely, and the gradient descent algorithm proceeds for the maximum number of iterations. <text:s/>This was implemented because the curve fitting minimum potential was a relatively poor fit at very low N, at which it is both very important to arrange the nodes properly (as the initial large shortcuts are created here), and cheap to do so with many iterations.</text:p>
      <text:p text:style-name="P1"><text:tab/>For the N-sphere, the random location was determined by selecting each Cartesian component of position from the distribution N(0, 1), then normalizing the actual length according to the radius of the N-sphere. <text:s/>The Box-Muller transform was used to generate a random value for the standard deviation, which is taken from the distribution N(0, 1), so the standard deviation was used as the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10:01:29</meta:creation-date>
    <dc:date>2013-06-21T16:32:49</dc:date>
    <meta:editing-duration>PT4M16S</meta:editing-duration>
    <meta:editing-cycles>10</meta:editing-cycles>
    <meta:generator>LibreOffice/3.5$Linux_x86 LibreOffice_project/350m1$Build-2</meta:generator>
    <meta:document-statistic meta:table-count="0" meta:image-count="0" meta:object-count="0" meta:page-count="1" meta:paragraph-count="6" meta:word-count="450" meta:character-count="2730" meta:non-whitespace-character-count="2272"/>
  </office:meta>
</office:document-meta>
</file>